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aecf00" fo:min-height="0.5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10.93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aecf00" fo:min-height="0.3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4cm" fo:min-width="1.961cm"/>
    </style:style>
    <style:style style:name="gr8" style:family="graphic" style:parent-style-name="standard">
      <style:graphic-properties svg:stroke-width="0.051cm" svg:stroke-color="#ff0000" draw:marker-start-width="0.381cm" draw:marker-end-width="0.381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fill-color="#aecf00" fo:min-height="0.422cm"/>
    </style:style>
    <style:style style:name="gr12" style:family="graphic" style:parent-style-name="standard">
      <style:graphic-properties draw:stroke="dash" draw:stroke-dash="Fine_20_Dashed_20__28_var_29_" svg:stroke-width="0.051cm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_20__28_var_29_" svg:stroke-width="0.051cm" svg:stroke-color="#ff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Fine_20_Dashed_20__28_var_29_" svg:stroke-width="0.051cm" svg:stroke-color="#000000" draw:marker-start-width="0.276cm" draw:marker-end-width="0.276cm" draw:fill="solid" draw:fill-color="#aecf00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3.81cm" svg:x="2.906cm" svg:y="4.476cm">
          <text:p/>
          <draw:enhanced-geometry svg:viewBox="0 0 88 21600" draw:glue-points="44 ?f6 44 0 0 10800 44 21600 88 10800" draw:text-areas="0 ?f6 88 ?f3" draw:type="can" draw:modifiers="1925.089229477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3.309cm" svg:height="0.807cm" svg:x="2.806cm" svg:y="4.974cm">
          <draw:text-box>
            <text:p><text:span text:style-name="T1">INT/develop</text:span></text:p>
          </draw:text-box>
        </draw:frame>
        <draw:frame draw:style-name="gr3" draw:text-style-name="P2" draw:layer="layout" svg:width="1.878cm" svg:height="0.806cm" svg:x="3.568cm" svg:y="3.77cm">
          <draw:text-box>
            <text:p><text:span text:style-name="T1">origin</text:span></text:p>
          </draw:text-box>
        </draw:frame>
        <draw:frame draw:style-name="gr4" draw:text-style-name="P4" draw:layer="layout" svg:width="17.61cm" svg:height="5.246cm" svg:x="7.02cm" svg:y="14.17cm">
          <draw:text-box>
            <text:p text:style-name="P3"><text:span text:style-name="T1">Any team member can create FTR/feature branch.</text:span></text:p>
            <text:p text:style-name="P3"><text:span text:style-name="T1">He must set it as new integration branch and push it on 'origin'</text:span></text:p>
            <text:p text:style-name="P3"><text:span text:style-name="T1">Other members will:</text:span></text:p>
            <text:p text:style-name="P3"><text:span text:style-name="T1"><text:tab/></text:span><text:span text:style-name="T1">Pull from 'origin'</text:span></text:p>
            <text:p text:style-name="P3"><text:span text:style-name="T1"><text:tab/></text:span><text:span text:style-name="T1">Set just downloaded branch as new integration branch</text:span></text:p>
            <text:p text:style-name="P3"><text:span text:style-name="T1"><text:tab/></text:span><text:span text:style-name="T1">Star developing</text:span></text:p>
            <text:p text:style-name="P3"><text:span text:style-name="T1"><text:tab/></text:span><text:span text:style-name="T1">Any push/pull will turn around FTR/feature transparently</text:span></text:p>
            <text:p text:style-name="P3"><text:span text:style-name="T1">Finally, anyone can restore INT/develop as integration branch and issue a final merge/push to integrate this branch.</text:span></text:p>
          </draw:text-box>
        </draw:frame>
        <draw:custom-shape draw:style-name="gr5" draw:text-style-name="P1" draw:layer="layout" svg:width="3.175cm" svg:height="5.292cm" svg:x="9.577cm" svg:y="8.143cm">
          <text:p/>
          <draw:enhanced-geometry svg:viewBox="0 0 88 21600" draw:glue-points="44 ?f6 44 0 0 10800 44 21600 88 10800" draw:text-areas="0 ?f6 88 ?f3" draw:mirror-horizontal="false" draw:mirror-vertical="false" draw:type="can" draw:modifiers="1323.60582600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layer="layout" svg:width="3.45cm" svg:height="0.806cm" svg:x="9.515cm" svg:y="8.555cm">
          <draw:text-box>
            <text:p><text:span text:style-name="T1">INT/develop</text:span></text:p>
          </draw:text-box>
        </draw:frame>
        <draw:frame draw:style-name="gr7" draw:text-style-name="P5" draw:layer="layout" svg:width="3.588cm" svg:height="1.361cm" svg:x="9.477cm" svg:y="6.785cm">
          <draw:text-box>
            <text:p text:style-name="P1"><text:span text:style-name="T1">User of </text:span></text:p>
            <text:p text:style-name="P1"><text:span text:style-name="T1">feature team </text:span></text:p>
          </draw:text-box>
        </draw:frame>
        <draw:line draw:style-name="gr8" draw:text-style-name="P1" draw:layer="layout" svg:x1="11.014cm" svg:y1="9.907cm" svg:x2="11.389cm" svg:y2="10.348cm">
          <text:p/>
        </draw:line>
        <draw:line draw:style-name="gr9" draw:text-style-name="P1" draw:layer="layout" svg:x1="11.371cm" svg:y1="10.348cm" svg:x2="11.371cm" svg:y2="12.994cm">
          <text:p/>
        </draw:line>
        <draw:line draw:style-name="gr10" draw:text-style-name="P1" draw:layer="layout" svg:x1="11.371cm" svg:y1="10.904cm" svg:x2="11.746cm" svg:y2="11.345cm">
          <text:p/>
        </draw:line>
        <draw:line draw:style-name="gr10" draw:text-style-name="P1" draw:layer="layout" svg:x1="11.746cm" svg:y1="11.369cm" svg:x2="11.746cm" svg:y2="12.251cm">
          <text:p/>
        </draw:line>
        <draw:line draw:style-name="gr10" draw:text-style-name="P1" draw:layer="layout" svg:x1="11.746cm" svg:y1="12.251cm" svg:x2="11.371cm" svg:y2="12.692cm">
          <text:p/>
        </draw:line>
        <draw:line draw:style-name="gr10" draw:text-style-name="P1" draw:layer="layout" svg:x1="4.176cm" svg:y1="5.746cm" svg:x2="4.176cm" svg:y2="7.651cm">
          <text:p/>
        </draw:line>
        <draw:custom-shape draw:style-name="gr5" draw:text-style-name="P1" draw:layer="layout" svg:width="3.175cm" svg:height="5.292cm" svg:x="14.87cm" svg:y="3.028cm">
          <text:p/>
          <draw:enhanced-geometry svg:viewBox="0 0 88 21600" draw:glue-points="44 ?f6 44 0 0 10800 44 21600 88 10800" draw:text-areas="0 ?f6 88 ?f3" draw:type="can" draw:modifiers="1323.60582600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layer="layout" svg:width="3.955cm" svg:height="0.806cm" svg:x="14.86cm" svg:y="3.524cm">
          <draw:text-box>
            <text:p><text:span text:style-name="T1">INT/develop</text:span></text:p>
          </draw:text-box>
        </draw:frame>
        <draw:frame draw:style-name="gr7" draw:text-style-name="P5" draw:layer="layout" svg:width="3.588cm" svg:height="1.361cm" svg:x="14.77cm" svg:y="1.67cm">
          <draw:text-box>
            <text:p text:style-name="P1"><text:span text:style-name="T1">User of </text:span></text:p>
            <text:p text:style-name="P1"><text:span text:style-name="T1">feature team </text:span></text:p>
          </draw:text-box>
        </draw:frame>
        <draw:line draw:style-name="gr8" draw:text-style-name="P1" draw:layer="layout" svg:x1="16.307cm" svg:y1="4.792cm" svg:x2="16.682cm" svg:y2="5.233cm">
          <text:p/>
        </draw:line>
        <draw:line draw:style-name="gr9" draw:text-style-name="P1" draw:layer="layout" svg:x1="16.664cm" svg:y1="5.233cm" svg:x2="16.664cm" svg:y2="7.879cm">
          <text:p/>
        </draw:line>
        <draw:line draw:style-name="gr10" draw:text-style-name="P1" draw:layer="layout" svg:x1="16.664cm" svg:y1="5.789cm" svg:x2="17.039cm" svg:y2="6.23cm">
          <text:p/>
        </draw:line>
        <draw:line draw:style-name="gr10" draw:text-style-name="P1" draw:layer="layout" svg:x1="17.039cm" svg:y1="6.254cm" svg:x2="17.039cm" svg:y2="7.136cm">
          <text:p/>
        </draw:line>
        <draw:line draw:style-name="gr10" draw:text-style-name="P1" draw:layer="layout" svg:x1="17.039cm" svg:y1="7.136cm" svg:x2="16.664cm" svg:y2="7.577cm">
          <text:p/>
        </draw:line>
        <draw:line draw:style-name="gr12" draw:text-style-name="P1" draw:layer="layout" svg:x1="10.947cm" svg:y1="9.36cm" svg:x2="10.947cm" svg:y2="13.17cm">
          <text:p/>
        </draw:line>
        <draw:line draw:style-name="gr12" draw:text-style-name="P1" draw:layer="layout" svg:x1="16.275cm" svg:y1="4.21cm" svg:x2="16.275cm" svg:y2="8.02cm">
          <text:p/>
        </draw:line>
        <draw:line draw:style-name="gr12" draw:text-style-name="P1" draw:layer="layout" svg:x1="15.694cm" svg:y1="11.194cm" svg:x2="18.234cm" svg:y2="11.194cm">
          <text:p/>
        </draw:line>
        <draw:line draw:style-name="gr13" draw:text-style-name="P1" draw:layer="layout" svg:x1="15.694cm" svg:y1="11.894cm" svg:x2="18.234cm" svg:y2="11.894cm">
          <text:p/>
        </draw:line>
        <draw:line draw:style-name="gr14" draw:text-style-name="P1" draw:layer="layout" svg:x1="15.694cm" svg:y1="12.594cm" svg:x2="18.234cm" svg:y2="12.594cm">
          <text:p/>
        </draw:line>
        <draw:frame draw:style-name="gr3" draw:text-style-name="P2" draw:layer="layout" svg:width="3.309cm" svg:height="0.806cm" svg:x="18.569cm" svg:y="10.759cm">
          <draw:text-box>
            <text:p text:style-name="P6"><text:span text:style-name="T1">INT/develop</text:span></text:p>
          </draw:text-box>
        </draw:frame>
        <draw:frame draw:style-name="gr3" draw:text-style-name="P2" draw:layer="layout" svg:width="3.254cm" svg:height="0.806cm" svg:x="18.57cm" svg:y="11.459cm">
          <draw:text-box>
            <text:p text:style-name="P6"><text:span text:style-name="T1">FTR/feature</text:span></text:p>
          </draw:text-box>
        </draw:frame>
        <draw:frame draw:style-name="gr3" draw:text-style-name="P2" draw:layer="layout" svg:width="4.02cm" svg:height="0.806cm" svg:x="18.57cm" svg:y="12.259cm">
          <draw:text-box>
            <text:p text:style-name="P6"><text:span text:style-name="T1">FTR/contribute</text:span></text:p>
          </draw:text-box>
        </draw:frame>
        <draw:line draw:style-name="gr8" draw:text-style-name="P1" draw:layer="layout" svg:x1="4.203cm" svg:y1="6.189cm" svg:x2="4.71cm" svg:y2="6.72cm">
          <text:p/>
        </draw:line>
        <draw:line draw:style-name="gr8" draw:text-style-name="P1" draw:layer="layout" svg:x1="4.71cm" svg:y1="6.719cm" svg:x2="4.71cm" svg:y2="7.25cm">
          <text:p/>
        </draw:line>
        <draw:custom-shape draw:style-name="gr5" draw:text-style-name="P1" draw:layer="layout" svg:width="3.175cm" svg:height="5.292cm" svg:x="2.592cm" svg:y="13.153cm">
          <text:p/>
          <draw:enhanced-geometry svg:viewBox="0 0 88 21600" draw:glue-points="44 ?f6 44 0 0 10800 44 21600 88 10800" draw:text-areas="0 ?f6 88 ?f3" draw:mirror-horizontal="false" draw:mirror-vertical="false" draw:type="can" draw:modifiers="1323.60582600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layer="layout" svg:width="3.45cm" svg:height="0.806cm" svg:x="2.53cm" svg:y="13.565cm">
          <draw:text-box>
            <text:p><text:span text:style-name="T1">INT/develop</text:span></text:p>
          </draw:text-box>
        </draw:frame>
        <draw:frame draw:style-name="gr7" draw:text-style-name="P5" draw:layer="layout" svg:width="3.588cm" svg:height="1.361cm" svg:x="2.492cm" svg:y="11.795cm">
          <draw:text-box>
            <text:p text:style-name="P1"><text:span text:style-name="T1">User of </text:span></text:p>
            <text:p text:style-name="P1"><text:span text:style-name="T1">feature team </text:span></text:p>
          </draw:text-box>
        </draw:frame>
        <draw:line draw:style-name="gr8" draw:text-style-name="P1" draw:layer="layout" svg:x1="4.029cm" svg:y1="14.917cm" svg:x2="4.404cm" svg:y2="15.358cm">
          <text:p/>
        </draw:line>
        <draw:line draw:style-name="gr9" draw:text-style-name="P1" draw:layer="layout" svg:x1="4.386cm" svg:y1="15.358cm" svg:x2="4.386cm" svg:y2="18.004cm">
          <text:p/>
        </draw:line>
        <draw:line draw:style-name="gr10" draw:text-style-name="P1" draw:layer="layout" svg:x1="4.386cm" svg:y1="15.914cm" svg:x2="4.761cm" svg:y2="16.355cm">
          <text:p/>
        </draw:line>
        <draw:line draw:style-name="gr10" draw:text-style-name="P1" draw:layer="layout" svg:x1="4.761cm" svg:y1="16.379cm" svg:x2="4.761cm" svg:y2="17.261cm">
          <text:p/>
        </draw:line>
        <draw:line draw:style-name="gr10" draw:text-style-name="P1" draw:layer="layout" svg:x1="4.761cm" svg:y1="17.261cm" svg:x2="4.386cm" svg:y2="17.702cm">
          <text:p/>
        </draw:line>
        <draw:line draw:style-name="gr12" draw:text-style-name="P1" draw:layer="layout" svg:x1="3.962cm" svg:y1="14.37cm" svg:x2="3.962cm" svg:y2="18.18cm">
          <text:p/>
        </draw:line>
        <draw:connector draw:style-name="gr15" draw:text-style-name="P1" draw:layer="layout" draw:type="curve" draw:line-skew="-0.627cm" svg:x1="2.369cm" svg:y1="15.382cm" svg:x2="2.906cm" svg:y2="6.381cm" draw:end-shape="id1" draw:end-glue-point="6" svg:d="m2369 15382c-913 0-1182-9001 537-9001">
          <text:p/>
        </draw:connector>
        <draw:line draw:style-name="gr15" draw:text-style-name="P1" draw:layer="layout" svg:x1="9.255cm" svg:y1="10.525cm" svg:x2="6.615cm" svg:y2="8.02cm">
          <text:p/>
        </draw:line>
        <draw:line draw:style-name="gr15" draw:text-style-name="P1" draw:layer="layout" svg:x1="14.67cm" svg:y1="5.745cm" svg:x2="6.415cm" svg:y2="6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2.12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7:36:10</meta:creation-date>
    <dc:date>2012-02-07T17:45:42</dc:date>
    <dc:creator>vallea </dc:creator>
    <meta:editing-duration>PT9M32S</meta:editing-duration>
    <meta:editing-cycles>2</meta:editing-cycles>
    <meta:generator>LibreOffice/3.3$Linux LibreOffice_project/330m19$Build-301</meta:generator>
    <meta:document-statistic meta:object-count="43"/>
  </office:meta>
</office:document-meta>
</file>